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1c4eaa" officeooo:paragraph-rsid="001c4eaa"/>
    </style:style>
    <style:style style:name="P2" style:family="paragraph" style:parent-style-name="Preformatted_20_Text">
      <style:text-properties style:font-name="Liberation Sans" officeooo:rsid="001c4eaa" officeooo:paragraph-rsid="002032e3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O" text:name="couleur"/>
        <text:user-field-decl office:value-type="string" office:string-value="auteur" text:name="auteur"/>
        <text:user-field-decl office:value-type="string" office:string-value="titre" text:name="titre"/>
        <text:user-field-decl office:value-type="string" office:string-value="Civilitée" text:name="Auteur_civilite"/>
        <text:user-field-decl office:value-type="string" office:string-value="Nom" text:name="Auteur_nom"/>
        <text:user-field-decl office:value-type="string" office:string-value="Prénom" text:name="Auteur_prenom"/>
        <text:user-field-decl office:value-type="float" office:value="100" text:name="prix"/>
        <text:user-field-decl office:value-type="float" office:value="-42352" text:name="naissance"/>
      </text:user-field-decls>
      <text:p text:style-name="P1"><text:user-field-get text:name="auteur">auteur</text:user-field-get></text:p>
      <text:p text:style-name="P2"/>
      <text:p text:style-name="P2"><text:user-field-get style:data-style-name="N38" text:name="naissance">jeudi 15 janvier 1784</text:user-field-get></text:p>
      <text:p text:style-name="P2"/>
      <text:p text:style-name="P2"><text:user-field-get style:data-style-name="N107" text:name="prix">100,00 €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uleurs" style:family="paragraph" style:parent-style-name="Text_20_body" style:default-outline-level="" style:list-style-name="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theque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0:08:04.426380144</dc:date>
    <meta:generator>LibreOffice/4.2.6.3$Linux_X86_64 LibreOffice_project/420m0$Build-3</meta:generator>
    <meta:editing-duration>PT1H50M1S</meta:editing-duration>
    <meta:editing-cycles>21</meta:editing-cycles>
    <meta:document-statistic meta:table-count="0" meta:image-count="0" meta:object-count="0" meta:page-count="1" meta:paragraph-count="3" meta:word-count="7" meta:character-count="35" meta:non-whitespace-character-count="31"/>
  </office:meta>
</office:document-meta>
</file>